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1.31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5.1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Krieg</text:p>
          </table:table-cell>
          <table:table-cell table:style-name="ce1" office:value-type="string" calcext:value-type="string">
            <text:p>Religion</text:p>
          </table:table-cell>
          <table:table-cell table:style-name="ce1" office:value-type="string" calcext:value-type="string">
            <text:p>Politik</text:p>
          </table:table-cell>
          <table:table-cell table:style-name="ce1" office:value-type="string" calcext:value-type="string">
            <text:p>Sozial</text:p>
          </table:table-cell>
          <table:table-cell table:style-name="ce1" office:value-type="string" calcext:value-type="string">
            <text:p>Ökonomisch</text:p>
          </table:table-cell>
        </table:table-row>
        <table:table-row table:style-name="ro2">
          <table:table-cell table:style-name="ce2" office:value-type="string" calcext:value-type="string">
            <text:p>Bürgerkrieg Syrien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Krieg Afghanistan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Irakkrieg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Drogenkrieg Mexiko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Schariakonflikt Nigeria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</table:table-row>
        <table:table-row table:style-name="ro2">
          <table:table-cell table:style-name="ce2" office:value-type="string" calcext:value-type="string">
            <text:p>Drogenkrieg Philippinen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Huthi-Konflikt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Somalischer Bürgerkrieg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Krieg Ukraine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Konflikt Nordwest-Pakistan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Bürgerkrieg Südsudan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Türkei PKK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Darfur-Konflikt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Rohingya-Konflikt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/>
        </table:table-row>
        <table:table-row table:style-name="ro3" table:number-rows-repeated="27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09:09:28.875417760</meta:creation-date>
    <dc:date>2018-09-26T09:27:06.305493400</dc:date>
    <meta:editing-duration>PT17M34S</meta:editing-duration>
    <meta:editing-cycles>9</meta:editing-cycles>
    <meta:generator>LibreOffice/6.0.6.2$Linux_X86_64 LibreOffice_project/00m0$Build-2</meta:generator>
    <meta:document-statistic meta:table-count="1" meta:cell-count="37" meta:object-count="0"/>
  </office:meta>
</office:document-meta>
</file>